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3425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1.432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3.9996in" svg:x="15.8634in" svg:y="0.115in">
            <draw:object draw:notify-on-update-of-ranges="'VernalEquinox-1788-2211'.G3:'VernalEquinox-1788-2211'.G426 'VernalEquinox-1788-2211'.U3:'VernalEquinox-1788-2211'.U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15.8555in" svg:y="4.5055in">
            <draw:object draw:notify-on-update-of-ranges="'VernalEquinox-1788-2211'.G3:'VernalEquinox-1788-2211'.G68 'VernalEquinox-1788-2211'.U3:'VernalEquinox-1788-2211'.U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3.9728in" svg:x="15.9839in" svg:y="8.9228in">
            <draw:object draw:notify-on-update-of-ranges="'VernalEquinox-1788-2211'.G265:'VernalEquinox-1788-2211'.G367 'VernalEquinox-1788-2211'.U265:'VernalEquinox-1788-2211'.U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7209in" svg:height="4.1264in" svg:x="16.0583in" svg:y="13.1791in">
            <draw:object draw:notify-on-update-of-ranges="'VernalEquinox-1788-2211'.Y3:'VernalEquinox-1788-2211'.Y426 'VernalEquinox-1788-2211'.W3:'VernalEquinox-1788-2211'.W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ce1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999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NOAA R.D.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2" table:number-columns-repeated="9"/>
          <table:table-cell table:style-name="ce2" office:value-type="string" calcext:value-type="string">
            <text:p>CC R.D.</text:p>
          </table:table-cell>
          <table:table-cell table:style-name="ce2"/>
          <table:table-cell table:style-name="ce2" office:value-type="string" calcext:value-type="string">
            <text:p>Difference Between NOAA and CC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 table:number-columns-repeated="99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Set to March 20<text:span text:style-name="T1">th</text:span> for each year</text:p>
          </table:table-cell>
          <table:table-cell table:style-name="ce2" table:number-columns-repeated="999"/>
        </table:table-row>
        <table:table-row table:style-name="ro3"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U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 table:number-columns-repeated="999"/>
        </table:table-row>
        <table:table-row table:style-name="ro3"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U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 table:number-columns-repeated="999"/>
        </table:table-row>
        <table:table-row table:style-name="ro3"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U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 table:number-columns-repeated="999"/>
        </table:table-row>
        <table:table-row table:style-name="ro3"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U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 table:number-columns-repeated="999"/>
        </table:table-row>
        <table:table-row table:style-name="ro3"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U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 table:number-columns-repeated="999"/>
        </table:table-row>
        <table:table-row table:style-name="ro3"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U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 table:number-columns-repeated="999"/>
        </table:table-row>
        <table:table-row table:style-name="ro3"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U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 table:number-columns-repeated="999"/>
        </table:table-row>
        <table:table-row table:style-name="ro3"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U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 table:number-columns-repeated="999"/>
        </table:table-row>
        <table:table-row table:style-name="ro3"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U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 table:number-columns-repeated="999"/>
        </table:table-row>
        <table:table-row table:style-name="ro3"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U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 table:number-columns-repeated="999"/>
        </table:table-row>
        <table:table-row table:style-name="ro3"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U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 table:number-columns-repeated="999"/>
        </table:table-row>
        <table:table-row table:style-name="ro3"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U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 table:number-columns-repeated="999"/>
        </table:table-row>
        <table:table-row table:style-name="ro3">
          <table:table-cell table:style-name="ce1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U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 table:number-columns-repeated="999"/>
        </table:table-row>
        <table:table-row table:style-name="ro3"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U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 table:number-columns-repeated="999"/>
        </table:table-row>
        <table:table-row table:style-name="ro3"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U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 table:number-columns-repeated="999"/>
        </table:table-row>
        <table:table-row table:style-name="ro3"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U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 table:number-columns-repeated="999"/>
        </table:table-row>
        <table:table-row table:style-name="ro3"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U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 table:number-columns-repeated="999"/>
        </table:table-row>
        <table:table-row table:style-name="ro3"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U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 table:number-columns-repeated="999"/>
        </table:table-row>
        <table:table-row table:style-name="ro3">
          <table:table-cell table:style-name="ce1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U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 table:number-columns-repeated="999"/>
        </table:table-row>
        <table:table-row table:style-name="ro3">
          <table:table-cell table:style-name="ce1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07" calcext:value-type="float">
            <text:p>1807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U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 table:number-columns-repeated="999"/>
        </table:table-row>
        <table:table-row table:style-name="ro3"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U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 table:number-columns-repeated="999"/>
        </table:table-row>
        <table:table-row table:style-name="ro3"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U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 table:number-columns-repeated="999"/>
        </table:table-row>
        <table:table-row table:style-name="ro3"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U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 table:number-columns-repeated="999"/>
        </table:table-row>
        <table:table-row table:style-name="ro3"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U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 table:number-columns-repeated="999"/>
        </table:table-row>
        <table:table-row table:style-name="ro3"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U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 table:number-columns-repeated="999"/>
        </table:table-row>
        <table:table-row table:style-name="ro3"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U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 table:number-columns-repeated="999"/>
        </table:table-row>
        <table:table-row table:style-name="ro3">
          <table:table-cell table:style-name="ce1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14" calcext:value-type="float">
            <text:p>1814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U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 table:number-columns-repeated="999"/>
        </table:table-row>
        <table:table-row table:style-name="ro3"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U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 table:number-columns-repeated="999"/>
        </table:table-row>
        <table:table-row table:style-name="ro3"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U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 table:number-columns-repeated="999"/>
        </table:table-row>
        <table:table-row table:style-name="ro3"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U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 table:number-columns-repeated="999"/>
        </table:table-row>
        <table:table-row table:style-name="ro3"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U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 table:number-columns-repeated="999"/>
        </table:table-row>
        <table:table-row table:style-name="ro3"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U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 table:number-columns-repeated="999"/>
        </table:table-row>
        <table:table-row table:style-name="ro3"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U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 table:number-columns-repeated="999"/>
        </table:table-row>
        <table:table-row table:style-name="ro3"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U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 table:number-columns-repeated="999"/>
        </table:table-row>
        <table:table-row table:style-name="ro3"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U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 table:number-columns-repeated="999"/>
        </table:table-row>
        <table:table-row table:style-name="ro3"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U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 table:number-columns-repeated="999"/>
        </table:table-row>
        <table:table-row table:style-name="ro3"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U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 table:number-columns-repeated="999"/>
        </table:table-row>
        <table:table-row table:style-name="ro3"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U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 table:number-columns-repeated="999"/>
        </table:table-row>
        <table:table-row table:style-name="ro3">
          <table:table-cell table:style-name="ce1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26" calcext:value-type="float">
            <text:p>1826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U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 table:number-columns-repeated="999"/>
        </table:table-row>
        <table:table-row table:style-name="ro3"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U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 table:number-columns-repeated="999"/>
        </table:table-row>
        <table:table-row table:style-name="ro3"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U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 table:number-columns-repeated="999"/>
        </table:table-row>
        <table:table-row table:style-name="ro3">
          <table:table-cell table:style-name="ce1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29" calcext:value-type="float">
            <text:p>18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U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 table:number-columns-repeated="999"/>
        </table:table-row>
        <table:table-row table:style-name="ro3"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U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 table:number-columns-repeated="999"/>
        </table:table-row>
        <table:table-row table:style-name="ro3"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U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 table:number-columns-repeated="999"/>
        </table:table-row>
        <table:table-row table:style-name="ro3"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U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 table:number-columns-repeated="999"/>
        </table:table-row>
        <table:table-row table:style-name="ro3">
          <table:table-cell table:style-name="ce1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33" calcext:value-type="float">
            <text:p>18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U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 table:number-columns-repeated="999"/>
        </table:table-row>
        <table:table-row table:style-name="ro3"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U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 table:number-columns-repeated="999"/>
        </table:table-row>
        <table:table-row table:style-name="ro3"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U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 table:number-columns-repeated="999"/>
        </table:table-row>
        <table:table-row table:style-name="ro3"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U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 table:number-columns-repeated="999"/>
        </table:table-row>
        <table:table-row table:style-name="ro3"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U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 table:number-columns-repeated="999"/>
        </table:table-row>
        <table:table-row table:style-name="ro3"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U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 table:number-columns-repeated="999"/>
        </table:table-row>
        <table:table-row table:style-name="ro3"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U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 table:number-columns-repeated="999"/>
        </table:table-row>
        <table:table-row table:style-name="ro3"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U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 table:number-columns-repeated="999"/>
        </table:table-row>
        <table:table-row table:style-name="ro3"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U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 table:number-columns-repeated="999"/>
        </table:table-row>
        <table:table-row table:style-name="ro3"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U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 table:number-columns-repeated="999"/>
        </table:table-row>
        <table:table-row table:style-name="ro3"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U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 table:number-columns-repeated="999"/>
        </table:table-row>
        <table:table-row table:style-name="ro3"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U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 table:number-columns-repeated="999"/>
        </table:table-row>
        <table:table-row table:style-name="ro3"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U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 table:number-columns-repeated="999"/>
        </table:table-row>
        <table:table-row table:style-name="ro3"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U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 table:number-columns-repeated="999"/>
        </table:table-row>
        <table:table-row table:style-name="ro3"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U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 table:number-columns-repeated="999"/>
        </table:table-row>
        <table:table-row table:style-name="ro3"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U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 table:number-columns-repeated="999"/>
        </table:table-row>
        <table:table-row table:style-name="ro3"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U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 table:number-columns-repeated="999"/>
        </table:table-row>
        <table:table-row table:style-name="ro3"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U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 table:number-columns-repeated="999"/>
        </table:table-row>
        <table:table-row table:style-name="ro3"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U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 table:number-columns-repeated="999"/>
        </table:table-row>
        <table:table-row table:style-name="ro3"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U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 table:number-columns-repeated="999"/>
        </table:table-row>
        <table:table-row table:style-name="ro3"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U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 table:number-columns-repeated="999"/>
        </table:table-row>
        <table:table-row table:style-name="ro3"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U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 table:number-columns-repeated="999"/>
        </table:table-row>
        <table:table-row table:style-name="ro3"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U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 table:number-columns-repeated="999"/>
        </table:table-row>
        <table:table-row table:style-name="ro3"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U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 table:number-columns-repeated="999"/>
        </table:table-row>
        <table:table-row table:style-name="ro3"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U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 table:number-columns-repeated="999"/>
        </table:table-row>
        <table:table-row table:style-name="ro3"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U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 table:number-columns-repeated="999"/>
        </table:table-row>
        <table:table-row table:style-name="ro3"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U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 table:number-columns-repeated="999"/>
        </table:table-row>
        <table:table-row table:style-name="ro3"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U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 table:number-columns-repeated="999"/>
        </table:table-row>
        <table:table-row table:style-name="ro3"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U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 table:number-columns-repeated="999"/>
        </table:table-row>
        <table:table-row table:style-name="ro3">
          <table:table-cell table:style-name="ce1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62" calcext:value-type="float">
            <text:p>18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U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 table:number-columns-repeated="999"/>
        </table:table-row>
        <table:table-row table:style-name="ro3"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U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 table:number-columns-repeated="999"/>
        </table:table-row>
        <table:table-row table:style-name="ro3"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U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 table:number-columns-repeated="999"/>
        </table:table-row>
        <table:table-row table:style-name="ro3"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U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 table:number-columns-repeated="999"/>
        </table:table-row>
        <table:table-row table:style-name="ro3"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U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 table:number-columns-repeated="999"/>
        </table:table-row>
        <table:table-row table:style-name="ro3"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U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 table:number-columns-repeated="999"/>
        </table:table-row>
        <table:table-row table:style-name="ro3"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U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 table:number-columns-repeated="999"/>
        </table:table-row>
        <table:table-row table:style-name="ro3"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U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 table:number-columns-repeated="999"/>
        </table:table-row>
        <table:table-row table:style-name="ro3"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U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 table:number-columns-repeated="999"/>
        </table:table-row>
        <table:table-row table:style-name="ro3"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U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 table:number-columns-repeated="999"/>
        </table:table-row>
        <table:table-row table:style-name="ro3"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U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 table:number-columns-repeated="999"/>
        </table:table-row>
        <table:table-row table:style-name="ro3"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U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 table:number-columns-repeated="999"/>
        </table:table-row>
        <table:table-row table:style-name="ro3"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U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 table:number-columns-repeated="999"/>
        </table:table-row>
        <table:table-row table:style-name="ro3"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U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 table:number-columns-repeated="999"/>
        </table:table-row>
        <table:table-row table:style-name="ro3"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U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 table:number-columns-repeated="999"/>
        </table:table-row>
        <table:table-row table:style-name="ro3"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U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 table:number-columns-repeated="999"/>
        </table:table-row>
        <table:table-row table:style-name="ro3"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U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 table:number-columns-repeated="999"/>
        </table:table-row>
        <table:table-row table:style-name="ro3"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U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 table:number-columns-repeated="999"/>
        </table:table-row>
        <table:table-row table:style-name="ro3"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U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 table:number-columns-repeated="999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U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 table:number-columns-repeated="999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U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 table:number-columns-repeated="999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U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 table:number-columns-repeated="999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U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 table:number-columns-repeated="999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U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 table:number-columns-repeated="999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U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 table:number-columns-repeated="999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U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 table:number-columns-repeated="999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U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 table:number-columns-repeated="999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U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 table:number-columns-repeated="999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U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 table:number-columns-repeated="999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U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 table:number-columns-repeated="999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U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 table:number-columns-repeated="999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U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 table:number-columns-repeated="999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U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 table:number-columns-repeated="999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95" calcext:value-type="float">
            <text:p>18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U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 table:number-columns-repeated="999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U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 table:number-columns-repeated="999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U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 table:number-columns-repeated="999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U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 table:number-columns-repeated="999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U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 table:number-columns-repeated="999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U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 table:number-columns-repeated="999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U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 table:number-columns-repeated="999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U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 table:number-columns-repeated="999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U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 table:number-columns-repeated="999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U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 table:number-columns-repeated="999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U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 table:number-columns-repeated="999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U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 table:number-columns-repeated="999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U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 table:number-columns-repeated="999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U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 table:number-columns-repeated="999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U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 table:number-columns-repeated="999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U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 table:number-columns-repeated="999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U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 table:number-columns-repeated="999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U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 table:number-columns-repeated="999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U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 table:number-columns-repeated="999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U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 table:number-columns-repeated="999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U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 table:number-columns-repeated="999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U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 table:number-columns-repeated="999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U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 table:number-columns-repeated="999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U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 table:number-columns-repeated="999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U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 table:number-columns-repeated="999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U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 table:number-columns-repeated="999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U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 table:number-columns-repeated="999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U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 table:number-columns-repeated="999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U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 table:number-columns-repeated="999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U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 table:number-columns-repeated="999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U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 table:number-columns-repeated="999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U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 table:number-columns-repeated="999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U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 table:number-columns-repeated="999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928" calcext:value-type="float">
            <text:p>19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U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 table:number-columns-repeated="999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U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 table:number-columns-repeated="999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U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 table:number-columns-repeated="999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U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 table:number-columns-repeated="999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U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 table:number-columns-repeated="999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U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 table:number-columns-repeated="999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U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 table:number-columns-repeated="999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U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 table:number-columns-repeated="999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U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 table:number-columns-repeated="999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U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 table:number-columns-repeated="999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U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 table:number-columns-repeated="999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U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 table:number-columns-repeated="999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U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 table:number-columns-repeated="999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U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 table:number-columns-repeated="999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U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 table:number-columns-repeated="999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U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 table:number-columns-repeated="999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U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 table:number-columns-repeated="999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U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 table:number-columns-repeated="999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U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 table:number-columns-repeated="999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U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 table:number-columns-repeated="999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U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 table:number-columns-repeated="999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U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 table:number-columns-repeated="999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U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 table:number-columns-repeated="999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U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 table:number-columns-repeated="999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U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 table:number-columns-repeated="999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U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 table:number-columns-repeated="999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U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 table:number-columns-repeated="999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U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 table:number-columns-repeated="999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U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 table:number-columns-repeated="999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U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 table:number-columns-repeated="999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U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 table:number-columns-repeated="999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U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 table:number-columns-repeated="999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U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 table:number-columns-repeated="999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61" calcext:value-type="float">
            <text:p>19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U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 table:number-columns-repeated="999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U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 table:number-columns-repeated="999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U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 table:number-columns-repeated="999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U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 table:number-columns-repeated="999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U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 table:number-columns-repeated="999"/>
        </table:table-row>
        <table:table-row table:style-name="ro3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U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 table:number-columns-repeated="999"/>
        </table:table-row>
        <table:table-row table:style-name="ro3"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U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 table:number-columns-repeated="999"/>
        </table:table-row>
        <table:table-row table:style-name="ro3"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U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 table:number-columns-repeated="999"/>
        </table:table-row>
        <table:table-row table:style-name="ro3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U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 table:number-columns-repeated="999"/>
        </table:table-row>
        <table:table-row table:style-name="ro3"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U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 table:number-columns-repeated="999"/>
        </table:table-row>
        <table:table-row table:style-name="ro3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U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 table:number-columns-repeated="999"/>
        </table:table-row>
        <table:table-row table:style-name="ro3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U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 table:number-columns-repeated="999"/>
        </table:table-row>
        <table:table-row table:style-name="ro3"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U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 table:number-columns-repeated="999"/>
        </table:table-row>
        <table:table-row table:style-name="ro3"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U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 table:number-columns-repeated="999"/>
        </table:table-row>
        <table:table-row table:style-name="ro3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U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 table:number-columns-repeated="999"/>
        </table:table-row>
        <table:table-row table:style-name="ro3"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U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 table:number-columns-repeated="999"/>
        </table:table-row>
        <table:table-row table:style-name="ro3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U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 table:number-columns-repeated="999"/>
        </table:table-row>
        <table:table-row table:style-name="ro3"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U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 table:number-columns-repeated="999"/>
        </table:table-row>
        <table:table-row table:style-name="ro3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U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 table:number-columns-repeated="999"/>
        </table:table-row>
        <table:table-row table:style-name="ro3"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U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 table:number-columns-repeated="999"/>
        </table:table-row>
        <table:table-row table:style-name="ro3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U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 table:number-columns-repeated="999"/>
        </table:table-row>
        <table:table-row table:style-name="ro3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U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 table:number-columns-repeated="999"/>
        </table:table-row>
        <table:table-row table:style-name="ro3"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U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 table:number-columns-repeated="999"/>
        </table:table-row>
        <table:table-row table:style-name="ro3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U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 table:number-columns-repeated="999"/>
        </table:table-row>
        <table:table-row table:style-name="ro3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U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 table:number-columns-repeated="999"/>
        </table:table-row>
        <table:table-row table:style-name="ro3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U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 table:number-columns-repeated="999"/>
        </table:table-row>
        <table:table-row table:style-name="ro3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U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 table:number-columns-repeated="999"/>
        </table:table-row>
        <table:table-row table:style-name="ro3"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U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 table:number-columns-repeated="999"/>
        </table:table-row>
        <table:table-row table:style-name="ro3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U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 table:number-columns-repeated="999"/>
        </table:table-row>
        <table:table-row table:style-name="ro3"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U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 table:number-columns-repeated="999"/>
        </table:table-row>
        <table:table-row table:style-name="ro3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U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 table:number-columns-repeated="999"/>
        </table:table-row>
        <table:table-row table:style-name="ro3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U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 table:number-columns-repeated="999"/>
        </table:table-row>
        <table:table-row table:style-name="ro3"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U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 table:number-columns-repeated="999"/>
        </table:table-row>
        <table:table-row table:style-name="ro3">
          <table:table-cell table:style-name="ce1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94" calcext:value-type="float">
            <text:p>19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U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 table:number-columns-repeated="999"/>
        </table:table-row>
        <table:table-row table:style-name="ro3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U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 table:number-columns-repeated="999"/>
        </table:table-row>
        <table:table-row table:style-name="ro3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U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 table:number-columns-repeated="999"/>
        </table:table-row>
        <table:table-row table:style-name="ro3"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U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 table:number-columns-repeated="999"/>
        </table:table-row>
        <table:table-row table:style-name="ro3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U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 table:number-columns-repeated="999"/>
        </table:table-row>
        <table:table-row table:style-name="ro3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U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 table:number-columns-repeated="999"/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U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 table:number-columns-repeated="999"/>
        </table:table-row>
        <table:table-row table:style-name="ro3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U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 table:number-columns-repeated="999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U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 table:number-columns-repeated="999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U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 table:number-columns-repeated="999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U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 table:number-columns-repeated="999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U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 table:number-columns-repeated="999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U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 table:number-columns-repeated="999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U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 table:number-columns-repeated="999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U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 table:number-columns-repeated="999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U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 table:number-columns-repeated="999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U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 table:number-columns-repeated="999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U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 table:number-columns-repeated="999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U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 table:number-columns-repeated="999"/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U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 table:number-columns-repeated="999"/>
        </table:table-row>
        <table:table-row table:style-name="ro3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U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 table:number-columns-repeated="999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U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 table:number-columns-repeated="999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U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 table:number-columns-repeated="999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U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 table:number-columns-repeated="999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U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 table:number-columns-repeated="999"/>
        </table:table-row>
        <table:table-row table:style-name="ro3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U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 table:number-columns-repeated="999"/>
        </table:table-row>
        <table:table-row table:style-name="ro3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U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 table:number-columns-repeated="999"/>
        </table:table-row>
        <table:table-row table:style-name="ro3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U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 table:number-columns-repeated="999"/>
        </table:table-row>
        <table:table-row table:style-name="ro3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U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 table:number-columns-repeated="999"/>
        </table:table-row>
        <table:table-row table:style-name="ro3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U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 table:number-columns-repeated="999"/>
        </table:table-row>
        <table:table-row table:style-name="ro3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U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 table:number-columns-repeated="999"/>
        </table:table-row>
        <table:table-row table:style-name="ro3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U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 table:number-columns-repeated="999"/>
        </table:table-row>
        <table:table-row table:style-name="ro3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U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 table:number-columns-repeated="999"/>
        </table:table-row>
        <table:table-row table:style-name="ro3">
          <table:table-cell table:style-name="ce1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U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 table:number-columns-repeated="999"/>
        </table:table-row>
        <table:table-row table:style-name="ro3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U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 table:number-columns-repeated="999"/>
        </table:table-row>
        <table:table-row table:style-name="ro3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U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 table:number-columns-repeated="999"/>
        </table:table-row>
        <table:table-row table:style-name="ro3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U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 table:number-columns-repeated="999"/>
        </table:table-row>
        <table:table-row table:style-name="ro3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U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 table:number-columns-repeated="999"/>
        </table:table-row>
        <table:table-row table:style-name="ro3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U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 table:number-columns-repeated="999"/>
        </table:table-row>
        <table:table-row table:style-name="ro3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U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 table:number-columns-repeated="999"/>
        </table:table-row>
        <table:table-row table:style-name="ro3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U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 table:number-columns-repeated="999"/>
        </table:table-row>
        <table:table-row table:style-name="ro3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U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 table:number-columns-repeated="999"/>
        </table:table-row>
        <table:table-row table:style-name="ro3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U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 table:number-columns-repeated="999"/>
        </table:table-row>
        <table:table-row table:style-name="ro3"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U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 table:number-columns-repeated="999"/>
        </table:table-row>
        <table:table-row table:style-name="ro3"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U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 table:number-columns-repeated="999"/>
        </table:table-row>
        <table:table-row table:style-name="ro3"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U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 table:number-columns-repeated="999"/>
        </table:table-row>
        <table:table-row table:style-name="ro3"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U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 table:number-columns-repeated="999"/>
        </table:table-row>
        <table:table-row table:style-name="ro3"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U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 table:number-columns-repeated="999"/>
        </table:table-row>
        <table:table-row table:style-name="ro3"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U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 table:number-columns-repeated="999"/>
        </table:table-row>
        <table:table-row table:style-name="ro3"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U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 table:number-columns-repeated="999"/>
        </table:table-row>
        <table:table-row table:style-name="ro3"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U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 table:number-columns-repeated="999"/>
        </table:table-row>
        <table:table-row table:style-name="ro3"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U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 table:number-columns-repeated="999"/>
        </table:table-row>
        <table:table-row table:style-name="ro3"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U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 table:number-columns-repeated="999"/>
        </table:table-row>
        <table:table-row table:style-name="ro3"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U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 table:number-columns-repeated="999"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U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 table:number-columns-repeated="999"/>
        </table:table-row>
        <table:table-row table:style-name="ro3"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U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 table:number-columns-repeated="999"/>
        </table:table-row>
        <table:table-row table:style-name="ro3"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U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 table:number-columns-repeated="999"/>
        </table:table-row>
        <table:table-row table:style-name="ro3"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U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 table:number-columns-repeated="999"/>
        </table:table-row>
        <table:table-row table:style-name="ro3"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U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 table:number-columns-repeated="999"/>
        </table:table-row>
        <table:table-row table:style-name="ro3"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U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 table:number-columns-repeated="999"/>
        </table:table-row>
        <table:table-row table:style-name="ro3"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U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 table:number-columns-repeated="999"/>
        </table:table-row>
        <table:table-row table:style-name="ro3"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U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 table:number-columns-repeated="999"/>
        </table:table-row>
        <table:table-row table:style-name="ro3"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U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 table:number-columns-repeated="999"/>
        </table:table-row>
        <table:table-row table:style-name="ro3"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U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 table:number-columns-repeated="999"/>
        </table:table-row>
        <table:table-row table:style-name="ro3">
          <table:table-cell table:style-name="ce1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U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 table:number-columns-repeated="999"/>
        </table:table-row>
        <table:table-row table:style-name="ro3"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58" calcext:value-type="float">
            <text:p>2058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U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 table:number-columns-repeated="999"/>
        </table:table-row>
        <table:table-row table:style-name="ro3"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U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 table:number-columns-repeated="999"/>
        </table:table-row>
        <table:table-row table:style-name="ro3"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U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 table:number-columns-repeated="999"/>
        </table:table-row>
        <table:table-row table:style-name="ro3"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U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 table:number-columns-repeated="999"/>
        </table:table-row>
        <table:table-row table:style-name="ro3"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U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 table:number-columns-repeated="999"/>
        </table:table-row>
        <table:table-row table:style-name="ro3">
          <table:table-cell table:style-name="ce1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U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 table:number-columns-repeated="999"/>
        </table:table-row>
        <table:table-row table:style-name="ro3"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64" calcext:value-type="float">
            <text:p>206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U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 table:number-columns-repeated="999"/>
        </table:table-row>
        <table:table-row table:style-name="ro3"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U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 table:number-columns-repeated="999"/>
        </table:table-row>
        <table:table-row table:style-name="ro3"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U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 table:number-columns-repeated="999"/>
        </table:table-row>
        <table:table-row table:style-name="ro3"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U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 table:number-columns-repeated="999"/>
        </table:table-row>
        <table:table-row table:style-name="ro3"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U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 table:number-columns-repeated="999"/>
        </table:table-row>
        <table:table-row table:style-name="ro3"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U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 table:number-columns-repeated="999"/>
        </table:table-row>
        <table:table-row table:style-name="ro3"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U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 table:number-columns-repeated="999"/>
        </table:table-row>
        <table:table-row table:style-name="ro3"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U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 table:number-columns-repeated="999"/>
        </table:table-row>
        <table:table-row table:style-name="ro3"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U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 table:number-columns-repeated="999"/>
        </table:table-row>
        <table:table-row table:style-name="ro3"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U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 table:number-columns-repeated="999"/>
        </table:table-row>
        <table:table-row table:style-name="ro3"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U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 table:number-columns-repeated="999"/>
        </table:table-row>
        <table:table-row table:style-name="ro3"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U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 table:number-columns-repeated="999"/>
        </table:table-row>
        <table:table-row table:style-name="ro3">
          <table:table-cell table:style-name="ce1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U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 table:number-columns-repeated="999"/>
        </table:table-row>
        <table:table-row table:style-name="ro3"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77" calcext:value-type="float">
            <text:p>207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U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 table:number-columns-repeated="999"/>
        </table:table-row>
        <table:table-row table:style-name="ro3"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U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 table:number-columns-repeated="999"/>
        </table:table-row>
        <table:table-row table:style-name="ro3"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U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 table:number-columns-repeated="999"/>
        </table:table-row>
        <table:table-row table:style-name="ro3"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U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 table:number-columns-repeated="999"/>
        </table:table-row>
        <table:table-row table:style-name="ro3"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U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 table:number-columns-repeated="999"/>
        </table:table-row>
        <table:table-row table:style-name="ro3"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U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 table:number-columns-repeated="999"/>
        </table:table-row>
        <table:table-row table:style-name="ro3"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U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 table:number-columns-repeated="999"/>
        </table:table-row>
        <table:table-row table:style-name="ro3"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U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 table:number-columns-repeated="999"/>
        </table:table-row>
        <table:table-row table:style-name="ro3"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U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 table:number-columns-repeated="999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U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 table:number-columns-repeated="999"/>
        </table:table-row>
        <table:table-row table:style-name="ro3"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U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 table:number-columns-repeated="999"/>
        </table:table-row>
        <table:table-row table:style-name="ro3"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U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 table:number-columns-repeated="999"/>
        </table:table-row>
        <table:table-row table:style-name="ro3"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U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 table:number-columns-repeated="999"/>
        </table:table-row>
        <table:table-row table:style-name="ro3"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U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 table:number-columns-repeated="999"/>
        </table:table-row>
        <table:table-row table:style-name="ro3"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U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 table:number-columns-repeated="999"/>
        </table:table-row>
        <table:table-row table:style-name="ro3"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U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 table:number-columns-repeated="999"/>
        </table:table-row>
        <table:table-row table:style-name="ro3"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U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 table:number-columns-repeated="999"/>
        </table:table-row>
        <table:table-row table:style-name="ro3"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U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 table:number-columns-repeated="999"/>
        </table:table-row>
        <table:table-row table:style-name="ro3">
          <table:table-cell table:style-name="ce1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U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 table:number-columns-repeated="999"/>
        </table:table-row>
        <table:table-row table:style-name="ro3">
          <table:table-cell table:style-name="ce1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096" calcext:value-type="float">
            <text:p>209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U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 table:number-columns-repeated="999"/>
        </table:table-row>
        <table:table-row table:style-name="ro3"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2097" calcext:value-type="float">
            <text:p>209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U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 table:number-columns-repeated="999"/>
        </table:table-row>
        <table:table-row table:style-name="ro3"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U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 table:number-columns-repeated="999"/>
        </table:table-row>
        <table:table-row table:style-name="ro3"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U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 table:number-columns-repeated="999"/>
        </table:table-row>
        <table:table-row table:style-name="ro3"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U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 table:number-columns-repeated="999"/>
        </table:table-row>
        <table:table-row table:style-name="ro3"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U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 table:number-columns-repeated="999"/>
        </table:table-row>
        <table:table-row table:style-name="ro3"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U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 table:number-columns-repeated="999"/>
        </table:table-row>
        <table:table-row table:style-name="ro3"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U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 table:number-columns-repeated="999"/>
        </table:table-row>
        <table:table-row table:style-name="ro3"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U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 table:number-columns-repeated="999"/>
        </table:table-row>
        <table:table-row table:style-name="ro3"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U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 table:number-columns-repeated="999"/>
        </table:table-row>
        <table:table-row table:style-name="ro3"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U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 table:number-columns-repeated="999"/>
        </table:table-row>
        <table:table-row table:style-name="ro3"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U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 table:number-columns-repeated="999"/>
        </table:table-row>
        <table:table-row table:style-name="ro3"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U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 table:number-columns-repeated="999"/>
        </table:table-row>
        <table:table-row table:style-name="ro3"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U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 table:number-columns-repeated="999"/>
        </table:table-row>
        <table:table-row table:style-name="ro3"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U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 table:number-columns-repeated="999"/>
        </table:table-row>
        <table:table-row table:style-name="ro3"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U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 table:number-columns-repeated="999"/>
        </table:table-row>
        <table:table-row table:style-name="ro3"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U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 table:number-columns-repeated="999"/>
        </table:table-row>
        <table:table-row table:style-name="ro3">
          <table:table-cell table:style-name="ce1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U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 table:number-columns-repeated="999"/>
        </table:table-row>
        <table:table-row table:style-name="ro3"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14" calcext:value-type="float">
            <text:p>2114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U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 table:number-columns-repeated="999"/>
        </table:table-row>
        <table:table-row table:style-name="ro3"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U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 table:number-columns-repeated="999"/>
        </table:table-row>
        <table:table-row table:style-name="ro3"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U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 table:number-columns-repeated="999"/>
        </table:table-row>
        <table:table-row table:style-name="ro3"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U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 table:number-columns-repeated="999"/>
        </table:table-row>
        <table:table-row table:style-name="ro3"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U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 table:number-columns-repeated="999"/>
        </table:table-row>
        <table:table-row table:style-name="ro3"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U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 table:number-columns-repeated="999"/>
        </table:table-row>
        <table:table-row table:style-name="ro3"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U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 table:number-columns-repeated="999"/>
        </table:table-row>
        <table:table-row table:style-name="ro3"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U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 table:number-columns-repeated="999"/>
        </table:table-row>
        <table:table-row table:style-name="ro3"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U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 table:number-columns-repeated="999"/>
        </table:table-row>
        <table:table-row table:style-name="ro3"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U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 table:number-columns-repeated="999"/>
        </table:table-row>
        <table:table-row table:style-name="ro3"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U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 table:number-columns-repeated="999"/>
        </table:table-row>
        <table:table-row table:style-name="ro3">
          <table:table-cell table:style-name="ce1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U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 table:number-columns-repeated="999"/>
        </table:table-row>
        <table:table-row table:style-name="ro3"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26" calcext:value-type="float">
            <text:p>212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U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 table:number-columns-repeated="999"/>
        </table:table-row>
        <table:table-row table:style-name="ro3"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U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 table:number-columns-repeated="999"/>
        </table:table-row>
        <table:table-row table:style-name="ro3"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U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 table:number-columns-repeated="999"/>
        </table:table-row>
        <table:table-row table:style-name="ro3">
          <table:table-cell table:style-name="ce1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U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 table:number-columns-repeated="999"/>
        </table:table-row>
        <table:table-row table:style-name="ro3"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0" calcext:value-type="float">
            <text:p>2130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U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 table:number-columns-repeated="999"/>
        </table:table-row>
        <table:table-row table:style-name="ro3"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U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 table:number-columns-repeated="999"/>
        </table:table-row>
        <table:table-row table:style-name="ro3"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U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 table:number-columns-repeated="999"/>
        </table:table-row>
        <table:table-row table:style-name="ro3"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U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 table:number-columns-repeated="999"/>
        </table:table-row>
        <table:table-row table:style-name="ro3"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U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 table:number-columns-repeated="999"/>
        </table:table-row>
        <table:table-row table:style-name="ro3"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U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 table:number-columns-repeated="999"/>
        </table:table-row>
        <table:table-row table:style-name="ro3"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U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 table:number-columns-repeated="999"/>
        </table:table-row>
        <table:table-row table:style-name="ro3"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U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 table:number-columns-repeated="999"/>
        </table:table-row>
        <table:table-row table:style-name="ro3"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U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 table:number-columns-repeated="999"/>
        </table:table-row>
        <table:table-row table:style-name="ro3"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U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 table:number-columns-repeated="999"/>
        </table:table-row>
        <table:table-row table:style-name="ro3"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U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 table:number-columns-repeated="999"/>
        </table:table-row>
        <table:table-row table:style-name="ro3"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U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 table:number-columns-repeated="999"/>
        </table:table-row>
        <table:table-row table:style-name="ro3"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U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 table:number-columns-repeated="999"/>
        </table:table-row>
        <table:table-row table:style-name="ro3"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U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 table:number-columns-repeated="999"/>
        </table:table-row>
        <table:table-row table:style-name="ro3"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U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 table:number-columns-repeated="999"/>
        </table:table-row>
        <table:table-row table:style-name="ro3"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U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 table:number-columns-repeated="999"/>
        </table:table-row>
        <table:table-row table:style-name="ro3"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U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 table:number-columns-repeated="999"/>
        </table:table-row>
        <table:table-row table:style-name="ro3"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U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 table:number-columns-repeated="999"/>
        </table:table-row>
        <table:table-row table:style-name="ro3"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U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 table:number-columns-repeated="999"/>
        </table:table-row>
        <table:table-row table:style-name="ro3">
          <table:table-cell table:style-name="ce1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U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 table:number-columns-repeated="999"/>
        </table:table-row>
        <table:table-row table:style-name="ro3"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U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 table:number-columns-repeated="999"/>
        </table:table-row>
        <table:table-row table:style-name="ro3"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U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 table:number-columns-repeated="999"/>
        </table:table-row>
        <table:table-row table:style-name="ro3"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U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 table:number-columns-repeated="999"/>
        </table:table-row>
        <table:table-row table:style-name="ro3"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U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 table:number-columns-repeated="999"/>
        </table:table-row>
        <table:table-row table:style-name="ro3"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U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 table:number-columns-repeated="999"/>
        </table:table-row>
        <table:table-row table:style-name="ro3"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U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 table:number-columns-repeated="999"/>
        </table:table-row>
        <table:table-row table:style-name="ro3"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U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 table:number-columns-repeated="999"/>
        </table:table-row>
        <table:table-row table:style-name="ro3"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U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 table:number-columns-repeated="999"/>
        </table:table-row>
        <table:table-row table:style-name="ro3">
          <table:table-cell table:style-name="ce1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59" calcext:value-type="float">
            <text:p>21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U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 table:number-columns-repeated="999"/>
        </table:table-row>
        <table:table-row table:style-name="ro3"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U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 table:number-columns-repeated="999"/>
        </table:table-row>
        <table:table-row table:style-name="ro3"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U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 table:number-columns-repeated="999"/>
        </table:table-row>
        <table:table-row table:style-name="ro3"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U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 table:number-columns-repeated="999"/>
        </table:table-row>
        <table:table-row table:style-name="ro3"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U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 table:number-columns-repeated="999"/>
        </table:table-row>
        <table:table-row table:style-name="ro3"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U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 table:number-columns-repeated="999"/>
        </table:table-row>
        <table:table-row table:style-name="ro3"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U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 table:number-columns-repeated="999"/>
        </table:table-row>
        <table:table-row table:style-name="ro3"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U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 table:number-columns-repeated="999"/>
        </table:table-row>
        <table:table-row table:style-name="ro3"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U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 table:number-columns-repeated="999"/>
        </table:table-row>
        <table:table-row table:style-name="ro3"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U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 table:number-columns-repeated="999"/>
        </table:table-row>
        <table:table-row table:style-name="ro3"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U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 table:number-columns-repeated="999"/>
        </table:table-row>
        <table:table-row table:style-name="ro3"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U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 table:number-columns-repeated="999"/>
        </table:table-row>
        <table:table-row table:style-name="ro3"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U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 table:number-columns-repeated="999"/>
        </table:table-row>
        <table:table-row table:style-name="ro3"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U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 table:number-columns-repeated="999"/>
        </table:table-row>
        <table:table-row table:style-name="ro3"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U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 table:number-columns-repeated="999"/>
        </table:table-row>
        <table:table-row table:style-name="ro3"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U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 table:number-columns-repeated="999"/>
        </table:table-row>
        <table:table-row table:style-name="ro3"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U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 table:number-columns-repeated="999"/>
        </table:table-row>
        <table:table-row table:style-name="ro3"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U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 table:number-columns-repeated="999"/>
        </table:table-row>
        <table:table-row table:style-name="ro3"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U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 table:number-columns-repeated="999"/>
        </table:table-row>
        <table:table-row table:style-name="ro3"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U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 table:number-columns-repeated="999"/>
        </table:table-row>
        <table:table-row table:style-name="ro3"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U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 table:number-columns-repeated="999"/>
        </table:table-row>
        <table:table-row table:style-name="ro3"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U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 table:number-columns-repeated="999"/>
        </table:table-row>
        <table:table-row table:style-name="ro3"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U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 table:number-columns-repeated="999"/>
        </table:table-row>
        <table:table-row table:style-name="ro3"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U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 table:number-columns-repeated="999"/>
        </table:table-row>
        <table:table-row table:style-name="ro3"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U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 table:number-columns-repeated="999"/>
        </table:table-row>
        <table:table-row table:style-name="ro3"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U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 table:number-columns-repeated="999"/>
        </table:table-row>
        <table:table-row table:style-name="ro3"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U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 table:number-columns-repeated="999"/>
        </table:table-row>
        <table:table-row table:style-name="ro3"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U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 table:number-columns-repeated="999"/>
        </table:table-row>
        <table:table-row table:style-name="ro3"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U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 table:number-columns-repeated="999"/>
        </table:table-row>
        <table:table-row table:style-name="ro3"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U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 table:number-columns-repeated="999"/>
        </table:table-row>
        <table:table-row table:style-name="ro3"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U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 table:number-columns-repeated="999"/>
        </table:table-row>
        <table:table-row table:style-name="ro3"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U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 table:number-columns-repeated="999"/>
        </table:table-row>
        <table:table-row table:style-name="ro3"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U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 table:number-columns-repeated="999"/>
        </table:table-row>
        <table:table-row table:style-name="ro3"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U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 table:number-columns-repeated="999"/>
        </table:table-row>
        <table:table-row table:style-name="ro3"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U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 table:number-columns-repeated="999"/>
        </table:table-row>
        <table:table-row table:style-name="ro3"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U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 table:number-columns-repeated="999"/>
        </table:table-row>
        <table:table-row table:style-name="ro3"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U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 table:number-columns-repeated="999"/>
        </table:table-row>
        <table:table-row table:style-name="ro3">
          <table:table-cell table:style-name="ce1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96" calcext:value-type="float">
            <text:p>21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U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 table:number-columns-repeated="999"/>
        </table:table-row>
        <table:table-row table:style-name="ro3"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U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 table:number-columns-repeated="999"/>
        </table:table-row>
        <table:table-row table:style-name="ro3"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U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 table:number-columns-repeated="999"/>
        </table:table-row>
        <table:table-row table:style-name="ro3"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U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 table:number-columns-repeated="999"/>
        </table:table-row>
        <table:table-row table:style-name="ro3"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U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 table:number-columns-repeated="999"/>
        </table:table-row>
        <table:table-row table:style-name="ro3"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U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 table:number-columns-repeated="999"/>
        </table:table-row>
        <table:table-row table:style-name="ro3"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U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 table:number-columns-repeated="999"/>
        </table:table-row>
        <table:table-row table:style-name="ro3"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U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 table:number-columns-repeated="999"/>
        </table:table-row>
        <table:table-row table:style-name="ro3"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U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 table:number-columns-repeated="999"/>
        </table:table-row>
        <table:table-row table:style-name="ro3"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U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 table:number-columns-repeated="999"/>
        </table:table-row>
        <table:table-row table:style-name="ro3"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U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 table:number-columns-repeated="999"/>
        </table:table-row>
        <table:table-row table:style-name="ro3"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U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 table:number-columns-repeated="999"/>
        </table:table-row>
        <table:table-row table:style-name="ro3"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U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 table:number-columns-repeated="999"/>
        </table:table-row>
        <table:table-row table:style-name="ro3"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U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 table:number-columns-repeated="999"/>
        </table:table-row>
        <table:table-row table:style-name="ro3"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U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 table:number-columns-repeated="999"/>
        </table:table-row>
        <table:table-row table:style-name="ro3"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7266.05" calcext:value-type="float">
            <text:p>80726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4802590534091" calcext:value-type="float">
            <text:p>0.24802590534091</text:p>
          </table:table-cell>
          <table:table-cell/>
          <table:table-cell office:value-type="float" office:value="807265.443227796" calcext:value-type="float">
            <text:p>807265.443227796</text:p>
          </table:table-cell>
          <table:table-cell/>
          <table:table-cell table:style-name="ce1" table:formula="of:=[.U426]-[.G426]" office:value-type="float" office:value="-0.606772204046138" calcext:value-type="float">
            <text:p>-0.606772204046138</text:p>
          </table:table-cell>
          <table:table-cell/>
          <table:table-cell table:style-name="ce1" office:value-type="float" office:value="358.563215167524" calcext:value-type="float">
            <text:p>358.563215167524</text:p>
          </table:table-cell>
          <table:table-cell table:number-columns-repeated="999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20:40:09.518727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8T21:08:03.231608331</dc:date>
    <meta:editing-duration>PT7H55M54S</meta:editing-duration>
    <meta:editing-cycles>68</meta:editing-cycles>
    <meta:generator>LibreOffice/6.4.7.2$Linux_X86_64 LibreOffice_project/40$Build-2</meta:generator>
    <meta:document-statistic meta:table-count="1" meta:cell-count="72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16cm" xlink:href=".." xlink:type="simple" chart:class="chart:line" chart:style-name="ch1">
        <chart:title svg:x="12.351cm" svg:y="0.065cm" chart:style-name="ch2">
          <text:p>NOAA vs CC (1788 - 2211)</text:p>
        </chart:title>
        <chart:legend chart:legend-position="end" svg:x="27.839cm" svg:y="4.547cm" style:legend-expansion="high" chart:style-name="ch3"/>
        <chart:plot-area chart:style-name="ch4" table:cell-range-address="'VernalEquinox-1788-2211'.G3:'VernalEquinox-1788-2211'.G426 'VernalEquinox-1788-2211'.U3:'VernalEquinox-1788-2211'.U426" chart:data-source-has-labels="row" svg:x="0.901cm" svg:y="0.803cm" svg:width="26.776cm" svg:height="9.129cm">
          <chartooo:coordinate-region svg:x="2.295cm" svg:y="0.845cm" svg:width="25.382cm" svg:height="8.1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U3:'VernalEquinox-1788-2211'.U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6cm" svg:y="2.3cm" chart:style-name="ch2">
          <text:p>NOAA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U3:'VernalEquinox-1788-2211'.U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U3:'VernalEquinox-1788-2211'.U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092cm" xlink:href=".." xlink:type="simple" chart:class="chart:bar" chart:style-name="ch1">
        <chart:title svg:x="5.696cm" svg:y="2.25cm" chart:style-name="ch2">
          <text:p>NOAA vs CC (2050 - 2152)</text:p>
        </chart:title>
        <chart:legend chart:legend-position="end" svg:x="28.543cm" svg:y="4.513cm" style:legend-expansion="high" chart:style-name="ch3"/>
        <chart:plot-area chart:style-name="ch4" table:cell-range-address="'VernalEquinox-1788-2211'.G265:'VernalEquinox-1788-2211'.G367 'VernalEquinox-1788-2211'.U265:'VernalEquinox-1788-2211'.U367" chart:data-source-has-labels="row" svg:x="0.602cm" svg:y="0.848cm" svg:width="27.522cm" svg:height="9.278cm">
          <chartooo:coordinate-region svg:x="1.996cm" svg:y="0.848cm" svg:width="26.119cm" svg:height="8.3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U265:'VernalEquinox-1788-2211'.U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U265:'VernalEquinox-1788-2211'.U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Difference Between NOAA and CC (1788 - 2211)</text:p>
        </chart:title>
        <chart:legend chart:legend-position="end" svg:x="26.999cm" svg:y="4.307cm" style:legend-expansion="custom" chartooo:width="2.772cm" chartooo:height="2.06cm" style:legend-expansion-aspect-ratio="1.34563106796117" chart:style-name="ch3"/>
        <chart:plot-area chart:style-name="ch4" table:cell-range-address="'VernalEquinox-1788-2211'.Y3:'VernalEquinox-1788-2211'.Y426 'VernalEquinox-1788-2211'.W3:'VernalEquinox-1788-2211'.W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Y3:'VernalEquinox-1788-2211'.Y426" loext:label-string="season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Y3:'VernalEquinox-1788-2211'.Y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